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Fun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“Functional programming”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Higher order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unctional programm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urity</text:p>
              </text:list-item>
              <text:list-item>
                <text:p>Mathematical functions have not side effects</text:p>
                <text:list>
                  <text:list-item>
                    <text:p>f(x) = 2x + 3</text:p>
                  </text:list-item>
                  <text:list-item>
                    <text:p>y = sin(x)</text:p>
                  </text:list-item>
                </text:list>
              </text:list-item>
              <text:list-item>
                <text:p>Only immutable objects (and object graphs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 pract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field must be immutable</text:p>
              </text:list-item>
              <text:list-item>
                <text:p>All methods must return something</text:p>
              </text:list-item>
              <text:list-item>
                <text:p>No side-effecting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 :: tail</text:p>
              </text:list-item>
              <text:list-item>
                <text:p>Prepends to listens head</text:p>
              </text:list-item>
              <text:list-item>
                <text:p>Other operations (filter, map, remove, partition...) returns a new List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ala.collection.immutab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...or scala.collection.mutable</text:p>
              </text:list-item>
              <text:list-item>
                <text:p>Pick your pois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cala 2.8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se classes gets copy metods</text:p>
              </text:list-item>
              <text:list-item>
                <text:p>Constructors and methods get</text:p>
                <text:list>
                  <text:list-item>
                    <text:p>default parameters</text:p>
                  </text:list-item>
                  <text:list-item>
                    <text:p>name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ive to be pure</text:p>
          </draw:text-box>
        </draw:frame>
        <draw:frame presentation:style-name="pr4" draw:layer="layout" svg:width="26.6cm" svg:height="13.859cm" svg:x="1.4cm" svg:y="4.914cm" presentation:class="outline" presentation:user-transformed="true">
          <draw:text-box>
            <text:list text:style-name="L2">
              <text:list-item>
                <text:p>Parallelization and concurrency (no synchronization)</text:p>
              </text:list-item>
              <text:list-item>
                <text:p>Usually easier to find errors (a lot less state)</text:p>
              </text:list-item>
              <text:list-item>
                <text:p>Easier to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6:52:39</meta:creation-date>
    <meta:editing-duration>PT01H04M16S</meta:editing-duration>
    <meta:editing-cycles>23</meta:editing-cycles>
    <meta:generator>OpenOffice.org/3.0$Unix OpenOffice.org_project/300m9$Build-9358</meta:generator>
    <meta:initial-creator>Alf Kristian Støyle</meta:initial-creator>
    <dc:date>2009-11-28T16:30:16</dc:date>
    <dc:creator>Bjarte S. Karlsen</dc:creator>
    <meta:document-statistic meta:object-count="53"/>
  </office:meta>
</office:document-meta>
</file>